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694e" officeooo:paragraph-rsid="000f69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laining MQTT and QoS:</text:p>
      <text:p text:style-name="P1"/>
      <text:p text:style-name="P1">I’m using a ssh tunnel for running everything from local host. The GPU is already set up. The way to connect all files and systems is via ssh tunneling. I will build two docker images: The OS (ubuntu) and the MQTT client (Mosquitto). had to solve all the DNS problems for connection, --netork=host is added to the build command. Also needed to add DNS serves on /etc/docker/daemon.json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6T00:12:48.934825673</meta:creation-date>
    <dc:date>2021-05-26T00:17:04.720579858</dc:date>
    <meta:editing-duration>PT4M17S</meta:editing-duration>
    <meta:editing-cycles>1</meta:editing-cycles>
    <meta:document-statistic meta:table-count="0" meta:image-count="0" meta:object-count="0" meta:page-count="1" meta:paragraph-count="2" meta:word-count="72" meta:character-count="410" meta:non-whitespace-character-count="341"/>
    <meta:generator>LibreOffice/6.0.7.3$Linux_AARCH64 LibreOffice_project/00m0$Build-3</meta:generator>
  </office:meta>
</office:document-meta>
</file>